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B160C0D57FD1E4B8.png" manifest:media-type="image/png"/>
  <manifest:file-entry manifest:full-path="Pictures/100002010000007800000078CDA6CD925D2B6703.png" manifest:media-type="image/png"/>
  <manifest:file-entry manifest:full-path="Pictures/100002010000007800000078FF9D19B31EAC5C82.png" manifest:media-type="image/png"/>
  <manifest:file-entry manifest:full-path="Pictures/100000000000007400000078EEFBA94BFAEFF072.png" manifest:media-type="image/png"/>
  <manifest:file-entry manifest:full-path="Pictures/10000000000000760000007806218318832CDB69.png" manifest:media-type="image/png"/>
  <manifest:file-entry manifest:full-path="Pictures/100000000000007600000076C2CDB09F27C30AA2.png" manifest:media-type="image/png"/>
  <manifest:file-entry manifest:full-path="Pictures/1000020100000078000000780A918274533E0B3A.png" manifest:media-type="image/png"/>
  <manifest:file-entry manifest:full-path="Pictures/100000000000007700000077518059E72054F034.png" manifest:media-type="image/png"/>
  <manifest:file-entry manifest:full-path="Pictures/100000000000007E0000007925DE729BE32FE338.png" manifest:media-type="image/png"/>
  <manifest:file-entry manifest:full-path="Pictures/10000000000002BC00000145CAE4A7F5BD694B09.jpg" manifest:media-type="image/jpeg"/>
  <manifest:file-entry manifest:full-path="Pictures/10000201000000780000007883B6ABEB87C69844.png" manifest:media-type="image/png"/>
  <manifest:file-entry manifest:full-path="Pictures/10000000000000770000007A07E2200EA3BD4366.png" manifest:media-type="image/png"/>
  <manifest:file-entry manifest:full-path="Pictures/100000000000007900000079E6FE9BED2AD25A18.png" manifest:media-type="image/png"/>
  <manifest:file-entry manifest:full-path="Pictures/100000000000007B0000008379CCB912CFF0F7CD.png" manifest:media-type="image/png"/>
  <manifest:file-entry manifest:full-path="Pictures/100000000000007A0000007C90B39E8931F0A0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opacity="90%" draw:fill="bitmap" draw:fill-color="#1c1c1c" draw:fill-image-name="fundo" draw:textarea-horizontal-align="justify" draw:textarea-vertical-align="middle" draw:auto-grow-height="false" fo:min-height="20.75cm" fo:min-width="29.2cm" draw:shadow="hidden" draw:shadow-color="#1c3687"/>
    </style:style>
    <style:style style:name="gr2" style:family="graphic" style:parent-style-name="standard">
      <style:graphic-properties draw:fill-color="#1c1c1c" draw:opacity="74%" draw:textarea-horizontal-align="justify" draw:textarea-vertical-align="middle" draw:auto-grow-height="false" fo:min-height="3.35cm" fo:min-width="22.5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.2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612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212cm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312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="bitmap" draw:fill-color="#1c1c1c" draw:fill-image-name="fundo"/>
      <style:paragraph-properties fo:text-align="center"/>
    </style:style>
    <style:style style:name="P2" style:family="paragraph">
      <loext:graphic-properties draw:fill-color="#1c1c1c" draw:opacity="74%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Steve" fo:font-size="32pt" fo:background-color="transparen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ffff" style:font-name="Steve" fo:font-size="32pt" fo:background-color="transparen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3.6cm" svg:x="3.477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2cm" svg:height="2.3cm" svg:x="8.977cm" svg:y="3.6cm">
          <draw:text-box>
            <text:p><text:span text:style-name="T1">Champions do LOL</text:span></text:p>
          </draw:text-box>
        </draw:frame>
        <draw:custom-shape draw:style-name="gr4" draw:text-style-name="P4" draw:layer="layout" svg:width="2.7cm" svg:height="3.4cm" svg:x="9.4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91cm" svg:height="2.296cm" svg:x="9.628cm" svg:y="7.546cm">
          <draw:image xlink:href="Pictures/100000000000007E0000007925DE729BE32FE338.png" xlink:type="simple" xlink:show="embed" xlink:actuate="onLoad">
            <text:p/>
          </draw:image>
        </draw:frame>
        <draw:frame draw:style-name="gr6" draw:text-style-name="P6" draw:layer="layout" svg:width="2.1cm" svg:height="0.962cm" svg:x="9.5cm" svg:y="6.723cm">
          <draw:text-box draw:corner-radius="0.2cm">
            <text:p>Akali <text:s/></text:p>
          </draw:text-box>
        </draw:frame>
        <draw:custom-shape draw:style-name="gr4" draw:text-style-name="P4" draw:layer="layout" svg:width="2.7cm" svg:height="3.4cm" svg:x="23.7cm" svg:y="1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484cm" svg:height="2.646cm" svg:x="23.816cm" svg:y="17.754cm">
          <draw:image xlink:href="Pictures/100000000000007B0000008379CCB912CFF0F7CD.png" xlink:type="simple" xlink:show="embed" xlink:actuate="onLoad">
            <text:p/>
          </draw:image>
        </draw:frame>
        <draw:frame draw:style-name="gr7" draw:text-style-name="P6" draw:layer="layout" svg:width="2.6cm" svg:height="0.962cm" svg:x="23.7cm" svg:y="16.985cm">
          <draw:text-box draw:corner-radius="0.2cm">
            <text:p>Ekko <text:s/></text:p>
          </draw:text-box>
        </draw:frame>
        <draw:custom-shape draw:style-name="gr4" draw:text-style-name="P4" draw:layer="layout" svg:width="2.7cm" svg:height="3.4cm" svg:x="26.6cm" svg:y="1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9cm" svg:height="0.962cm" svg:x="26.9cm" svg:y="16.947cm">
          <draw:text-box draw:corner-radius="0.2cm">
            <text:p>Irelia </text:p>
          </draw:text-box>
        </draw:frame>
        <draw:frame draw:style-name="gr5" draw:text-style-name="P5" draw:layer="layout" svg:width="2.439cm" svg:height="2.479cm" svg:x="26.761cm" svg:y="17.768cm">
          <draw:image xlink:href="Pictures/100000000000007A0000007C90B39E8931F0A04C.png" xlink:type="simple" xlink:show="embed" xlink:actuate="onLoad">
            <text:p/>
          </draw:image>
        </draw:frame>
        <draw:custom-shape draw:style-name="gr4" draw:text-style-name="P4" draw:layer="layout" svg:width="2.7cm" svg:height="3.4cm" svg:x="3.5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cm" svg:height="0.962cm" svg:x="3.6cm" svg:y="6.723cm">
          <draw:text-box draw:corner-radius="0.2cm">
            <text:p>Aatrox </text:p>
          </draw:text-box>
        </draw:frame>
        <draw:custom-shape draw:style-name="gr4" draw:text-style-name="P4" draw:layer="layout" svg:width="2.7cm" svg:height="3.4cm" svg:x="6.4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5cm" svg:y="6.723cm">
          <draw:text-box draw:corner-radius="0.2cm">
            <text:p>Ahri</text:p>
          </draw:text-box>
        </draw:frame>
        <draw:custom-shape draw:style-name="gr4" draw:text-style-name="P4" draw:layer="layout" svg:width="2.7cm" svg:height="3.4cm" svg:x="12.3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5cm" svg:height="0.962cm" svg:x="12.4cm" svg:y="6.723cm">
          <draw:text-box draw:corner-radius="0.2cm">
            <text:p>Alistar </text:p>
          </draw:text-box>
        </draw:frame>
        <draw:custom-shape draw:style-name="gr4" draw:text-style-name="P4" draw:layer="layout" svg:width="2.7cm" svg:height="3.4cm" svg:x="15.2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3.1cm" svg:height="0.962cm" svg:x="15.2cm" svg:y="6.623cm">
          <draw:text-box draw:corner-radius="0.2cm">
            <text:p>Amumu </text:p>
          </draw:text-box>
        </draw:frame>
        <draw:frame draw:style-name="gr10" draw:text-style-name="P7" draw:layer="layout" svg:width="2.391cm" svg:height="2.391cm" svg:x="3.709cm" svg:y="7.494cm">
          <draw:image xlink:href="Pictures/100000000000007900000079E6FE9BED2AD25A18.png" xlink:type="simple" xlink:show="embed" xlink:actuate="onLoad">
            <text:p/>
          </draw:image>
        </draw:frame>
        <draw:frame draw:style-name="gr10" draw:text-style-name="P7" draw:layer="layout" svg:width="2.354cm" svg:height="2.413cm" svg:x="6.546cm" svg:y="7.485cm">
          <draw:image xlink:href="Pictures/10000000000000770000007A07E2200EA3BD4366.png" xlink:type="simple" xlink:show="embed" xlink:actuate="onLoad">
            <text:p/>
          </draw:image>
        </draw:frame>
        <draw:frame draw:style-name="gr10" draw:text-style-name="P7" draw:layer="layout" svg:width="2.415cm" svg:height="2.415cm" svg:x="12.5cm" svg:y="7.5cm">
          <draw:image xlink:href="Pictures/100000000000007600000076C2CDB09F27C30AA2.png" xlink:type="simple" xlink:show="embed" xlink:actuate="onLoad">
            <text:p/>
          </draw:image>
        </draw:frame>
        <draw:frame draw:style-name="gr10" draw:text-style-name="P7" draw:layer="layout" svg:width="2.36cm" svg:height="2.4cm" svg:x="15.3cm" svg:y="7.485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6.738cm">
            <draw:text-box draw:corner-radius="0.2cm">
              <text:p>Anivia <text:s/></text:p>
            </draw:text-box>
          </draw:frame>
          <draw:frame draw:style-name="gr10" draw:text-style-name="P7" draw:layer="layout" svg:width="2.335cm" svg:height="2.415cm" svg:x="18.265cm" svg:y="7.6cm">
            <draw:image xlink:href="Pictures/100000000000007400000078EEFBA94BFAEFF072.png" xlink:type="simple" xlink:show="embed" xlink:actuate="onLoad">
              <text:p/>
            </draw:image>
          </draw:frame>
        </draw:g>
        <draw:custom-shape draw:style-name="gr4" draw:text-style-name="P4" draw:layer="layout" svg:width="2.7cm" svg:height="3.4cm" svg:x="20.9cm" svg:y="6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2.347cm" svg:height="2.347cm" svg:x="21cm" svg:y="7.653cm">
          <draw:image xlink:href="Pictures/100000000000007700000077518059E72054F034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6.6cm">
          <draw:text-box draw:corner-radius="0.2cm">
            <text:p>Annie</text:p>
          </draw:text-box>
        </draw:frame>
        <draw:custom-shape draw:style-name="gr4" draw:text-style-name="P4" draw:layer="layout" svg:width="2.7cm" svg:height="3.4cm" svg:x="23.8cm" svg:y="6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6cm" svg:height="0.962cm" svg:x="23.9cm" svg:y="6.6cm">
          <draw:text-box draw:corner-radius="0.2cm">
            <text:p>Ashe</text:p>
          </draw:text-box>
        </draw:frame>
        <draw:frame draw:style-name="gr10" draw:text-style-name="P7" draw:layer="layout" svg:width="2.368cm" svg:height="2.368cm" svg:x="23.932cm" svg:y="7.632cm">
          <draw:image xlink:href="Pictures/1000020100000078000000780A918274533E0B3A.png" xlink:type="simple" xlink:show="embed" xlink:actuate="onLoad">
            <text:p/>
          </draw:image>
        </draw:frame>
        <draw:custom-shape draw:style-name="gr4" draw:text-style-name="P4" draw:layer="layout" svg:width="2.7cm" svg:height="3.4cm" svg:x="9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2.4cm" svg:height="0.962cm" svg:x="9.5cm" svg:y="10.538cm">
          <draw:text-box draw:corner-radius="0.2cm">
            <text:p>Bardo </text:p>
          </draw:text-box>
        </draw:frame>
        <draw:custom-shape draw:style-name="gr4" draw:text-style-name="P4" draw:layer="layout" svg:width="2.7cm" svg:height="3.4cm" svg:x="3.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3.3cm" svg:height="0.806cm" svg:x="3.3cm" svg:y="10.5cm">
          <draw:text-box draw:corner-radius="0.2cm">
            <text:p text:style-name="P8"><text:span text:style-name="T2">Aureli</text:span><text:span text:style-name="T2">on </text:span><text:span text:style-name="T2">Sol</text:span></text:p>
          </draw:text-box>
        </draw:frame>
        <draw:custom-shape draw:style-name="gr4" draw:text-style-name="P4" draw:layer="layout" svg:width="2.7cm" svg:height="3.4cm" svg:x="6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7cm" svg:y="10.5cm">
          <draw:text-box draw:corner-radius="0.2cm">
            <text:p>Azir</text:p>
          </draw:text-box>
        </draw:frame>
        <draw:custom-shape draw:style-name="gr4" draw:text-style-name="P4" draw:layer="layout" svg:width="2.7cm" svg:height="3.4cm" svg:x="12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5cm" svg:height="1.673cm" svg:x="12.4cm" svg:y="10.538cm">
          <draw:text-box draw:corner-radius="0.2cm">
            <text:p>Blitzcrank</text:p>
          </draw:text-box>
        </draw:frame>
        <draw:custom-shape draw:style-name="gr4" draw:text-style-name="P4" draw:layer="layout" svg:width="2.7cm" svg:height="3.4cm" svg:x="15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3.1cm" svg:height="0.962cm" svg:x="15.2cm" svg:y="10.438cm">
          <draw:text-box draw:corner-radius="0.2cm">
            <text:p>Amumu </text:p>
          </draw:text-box>
        </draw:frame>
        <draw:frame draw:style-name="gr10" draw:text-style-name="P7" draw:layer="layout" svg:width="2.36cm" svg:height="2.4cm" svg:x="15.3cm" svg:y="11.3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10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10.553cm">
            <draw:text-box draw:corner-radius="0.2cm">
              <text:p>Anivia <text:s/></text:p>
            </draw:text-box>
          </draw:frame>
          <draw:frame draw:style-name="gr10" draw:text-style-name="P7" draw:layer="layout" svg:width="2.335cm" svg:height="2.415cm" svg:x="18.265cm" svg:y="11.415cm">
            <draw:image xlink:href="Pictures/100000000000007400000078EEFBA94BFAEFF072.png" xlink:type="simple" xlink:show="embed" xlink:actuate="onLoad">
              <text:p/>
            </draw:image>
          </draw:frame>
        </draw:g>
        <draw:custom-shape draw:style-name="gr4" draw:text-style-name="P4" draw:layer="layout" svg:width="2.7cm" svg:height="3.4cm" svg:x="20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2.347cm" svg:height="2.347cm" svg:x="21cm" svg:y="11.468cm">
          <draw:image xlink:href="Pictures/100000000000007700000077518059E72054F034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10.415cm">
          <draw:text-box draw:corner-radius="0.2cm">
            <text:p>Annie</text:p>
          </draw:text-box>
        </draw:frame>
        <draw:custom-shape draw:style-name="gr4" draw:text-style-name="P4" draw:layer="layout" svg:width="2.7cm" svg:height="3.4cm" svg:x="23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6cm" svg:height="0.962cm" svg:x="23.9cm" svg:y="10.415cm">
          <draw:text-box draw:corner-radius="0.2cm">
            <text:p>Ashe</text:p>
          </draw:text-box>
        </draw:frame>
        <draw:frame draw:style-name="gr10" draw:text-style-name="P7" draw:layer="layout" svg:width="2.368cm" svg:height="2.368cm" svg:x="23.932cm" svg:y="11.447cm">
          <draw:image xlink:href="Pictures/1000020100000078000000780A918274533E0B3A.png" xlink:type="simple" xlink:show="embed" xlink:actuate="onLoad">
            <text:p/>
          </draw:image>
        </draw:frame>
        <draw:custom-shape draw:style-name="gr4" draw:text-style-name="P4" draw:layer="layout" svg:width="2.7cm" svg:height="3.4cm" svg:x="9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91cm" svg:height="2.296cm" svg:x="9.628cm" svg:y="15.161cm">
          <draw:image xlink:href="Pictures/100000000000007E0000007925DE729BE32FE338.png" xlink:type="simple" xlink:show="embed" xlink:actuate="onLoad">
            <text:p/>
          </draw:image>
        </draw:frame>
        <draw:frame draw:style-name="gr6" draw:text-style-name="P6" draw:layer="layout" svg:width="2.1cm" svg:height="0.962cm" svg:x="9.5cm" svg:y="14.338cm">
          <draw:text-box draw:corner-radius="0.2cm">
            <text:p>Akali <text:s/></text:p>
          </draw:text-box>
        </draw:frame>
        <draw:custom-shape draw:style-name="gr4" draw:text-style-name="P4" draw:layer="layout" svg:width="2.7cm" svg:height="3.4cm" svg:x="3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cm" svg:height="0.962cm" svg:x="3.6cm" svg:y="14.338cm">
          <draw:text-box draw:corner-radius="0.2cm">
            <text:p>Aatrox </text:p>
          </draw:text-box>
        </draw:frame>
        <draw:custom-shape draw:style-name="gr4" draw:text-style-name="P4" draw:layer="layout" svg:width="2.7cm" svg:height="3.4cm" svg:x="6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5cm" svg:y="14.338cm">
          <draw:text-box draw:corner-radius="0.2cm">
            <text:p>Ahri</text:p>
          </draw:text-box>
        </draw:frame>
        <draw:custom-shape draw:style-name="gr4" draw:text-style-name="P4" draw:layer="layout" svg:width="2.7cm" svg:height="3.4cm" svg:x="12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5cm" svg:height="0.962cm" svg:x="12.4cm" svg:y="14.338cm">
          <draw:text-box draw:corner-radius="0.2cm">
            <text:p>Alistar </text:p>
          </draw:text-box>
        </draw:frame>
        <draw:custom-shape draw:style-name="gr4" draw:text-style-name="P4" draw:layer="layout" svg:width="2.7cm" svg:height="3.4cm" svg:x="15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3.1cm" svg:height="0.962cm" svg:x="15.2cm" svg:y="14.238cm">
          <draw:text-box draw:corner-radius="0.2cm">
            <text:p>Amumu </text:p>
          </draw:text-box>
        </draw:frame>
        <draw:frame draw:style-name="gr10" draw:text-style-name="P7" draw:layer="layout" svg:width="2.391cm" svg:height="2.391cm" svg:x="3.709cm" svg:y="15.109cm">
          <draw:image xlink:href="Pictures/100000000000007900000079E6FE9BED2AD25A18.png" xlink:type="simple" xlink:show="embed" xlink:actuate="onLoad">
            <text:p/>
          </draw:image>
        </draw:frame>
        <draw:frame draw:style-name="gr10" draw:text-style-name="P7" draw:layer="layout" svg:width="2.354cm" svg:height="2.413cm" svg:x="6.546cm" svg:y="15.1cm">
          <draw:image xlink:href="Pictures/10000000000000770000007A07E2200EA3BD4366.png" xlink:type="simple" xlink:show="embed" xlink:actuate="onLoad">
            <text:p/>
          </draw:image>
        </draw:frame>
        <draw:frame draw:style-name="gr10" draw:text-style-name="P7" draw:layer="layout" svg:width="2.415cm" svg:height="2.415cm" svg:x="12.5cm" svg:y="15.115cm">
          <draw:image xlink:href="Pictures/100000000000007600000076C2CDB09F27C30AA2.png" xlink:type="simple" xlink:show="embed" xlink:actuate="onLoad">
            <text:p/>
          </draw:image>
        </draw:frame>
        <draw:frame draw:style-name="gr10" draw:text-style-name="P7" draw:layer="layout" svg:width="2.36cm" svg:height="2.4cm" svg:x="15.3cm" svg:y="15.1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14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14.353cm">
            <draw:text-box draw:corner-radius="0.2cm">
              <text:p>Anivia <text:s/></text:p>
            </draw:text-box>
          </draw:frame>
          <draw:frame draw:style-name="gr10" draw:text-style-name="P7" draw:layer="layout" svg:width="2.335cm" svg:height="2.415cm" svg:x="18.265cm" svg:y="15.215cm">
            <draw:image xlink:href="Pictures/100000000000007400000078EEFBA94BFAEFF072.png" xlink:type="simple" xlink:show="embed" xlink:actuate="onLoad">
              <text:p/>
            </draw:image>
          </draw:frame>
        </draw:g>
        <draw:custom-shape draw:style-name="gr4" draw:text-style-name="P4" draw:layer="layout" svg:width="2.7cm" svg:height="3.4cm" svg:x="20.9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2.347cm" svg:height="2.347cm" svg:x="21cm" svg:y="15.268cm">
          <draw:image xlink:href="Pictures/100000000000007700000077518059E72054F034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14.215cm">
          <draw:text-box draw:corner-radius="0.2cm">
            <text:p>Annie</text:p>
          </draw:text-box>
        </draw:frame>
        <draw:custom-shape draw:style-name="gr4" draw:text-style-name="P4" draw:layer="layout" svg:width="2.7cm" svg:height="3.4cm" svg:x="23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6cm" svg:height="0.962cm" svg:x="23.9cm" svg:y="14.215cm">
          <draw:text-box draw:corner-radius="0.2cm">
            <text:p>Ashe</text:p>
          </draw:text-box>
        </draw:frame>
        <draw:frame draw:style-name="gr10" draw:text-style-name="P7" draw:layer="layout" svg:width="2.368cm" svg:height="2.368cm" svg:x="23.932cm" svg:y="15.247cm">
          <draw:image xlink:href="Pictures/1000020100000078000000780A918274533E0B3A.png" xlink:type="simple" xlink:show="embed" xlink:actuate="onLoad">
            <text:p/>
          </draw:image>
        </draw:frame>
        <draw:frame draw:style-name="gr10" draw:text-style-name="P7" draw:layer="layout" svg:width="2.395cm" svg:height="2.395cm" svg:x="3.7cm" svg:y="11.3cm">
          <draw:image xlink:href="Pictures/10000201000000780000007883B6ABEB87C69844.png" xlink:type="simple" xlink:show="embed" xlink:actuate="onLoad">
            <text:p/>
          </draw:image>
        </draw:frame>
        <draw:frame draw:style-name="gr10" draw:text-style-name="P7" draw:layer="layout" svg:width="2.4cm" svg:height="2.4cm" svg:x="6.6cm" svg:y="11.3cm">
          <draw:image xlink:href="Pictures/100002010000007800000078FF9D19B31EAC5C82.png" xlink:type="simple" xlink:show="embed" xlink:actuate="onLoad">
            <text:p/>
          </draw:image>
        </draw:frame>
        <draw:frame draw:style-name="gr10" draw:text-style-name="P7" draw:layer="layout" svg:width="2.325cm" svg:height="2.325cm" svg:x="9.575cm" svg:y="11.4cm">
          <draw:image xlink:href="Pictures/100002010000007800000078CDA6CD925D2B6703.png" xlink:type="simple" xlink:show="embed" xlink:actuate="onLoad">
            <text:p/>
          </draw:image>
        </draw:frame>
        <draw:frame draw:style-name="gr10" draw:text-style-name="P7" draw:layer="layout" svg:width="2.417cm" svg:height="2.417cm" svg:x="12.4cm" svg:y="11.283cm">
          <draw:image xlink:href="Pictures/100002010000007800000078B160C0D57FD1E4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undo" xlink:href="Pictures/10000000000002BC00000145CAE4A7F5BD694B09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6:50:01.132994748</meta:creation-date>
    <dc:date>2019-09-12T15:05:16.455249553</dc:date>
    <meta:editing-duration>PT1H10M35S</meta:editing-duration>
    <meta:editing-cycles>5</meta:editing-cycles>
    <meta:generator>LibreOffice/6.0.7.3$Linux_X86_64 LibreOffice_project/00m0$Build-3</meta:generator>
    <meta:document-statistic meta:object-count="84"/>
  </office:meta>
</office:document-meta>
</file>